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language="en" fo:country="US" officeooo:paragraph-rsid="0006f778" style:language-asian="zxx" style:country-asian="none" style:language-complex="zxx" style:country-complex="none"/>
    </style:style>
    <style:style style:name="P11" style:family="paragraph" style:parent-style-name="Standard">
      <style:text-properties fo:language="en" fo:country="US" officeooo:rsid="0009a034" officeooo:paragraph-rsid="0009a034" style:language-asian="zxx" style:country-asian="none" style:language-complex="zxx" style:country-complex="none"/>
    </style:style>
    <style:style style:name="P12" style:family="paragraph" style:parent-style-name="Standard">
      <style:text-properties fo:language="en" fo:country="US" officeooo:rsid="000a887a" officeooo:paragraph-rsid="000b7b03" style:language-asian="zxx" style:country-asian="none" style:language-complex="zxx" style:country-complex="none"/>
    </style:style>
    <style:style style:name="P13" style:family="paragraph" style:parent-style-name="Standard">
      <style:text-properties fo:language="en" fo:country="US" officeooo:rsid="000a887a" officeooo:paragraph-rsid="000b9959" style:language-asian="zxx" style:country-asian="none" style:language-complex="zxx" style:country-complex="none"/>
    </style:style>
    <style:style style:name="P14" style:family="paragraph" style:parent-style-name="Standard">
      <style:text-properties fo:language="en" fo:country="US" officeooo:rsid="000a887a" officeooo:paragraph-rsid="00110a60" style:language-asian="zxx" style:country-asian="none" style:language-complex="zxx" style:country-complex="none"/>
    </style:style>
    <style:style style:name="P15" style:family="paragraph" style:parent-style-name="Standard">
      <style:text-properties fo:language="en" fo:country="US" officeooo:rsid="0006f778" style:language-asian="zxx" style:country-asian="none" style:language-complex="zxx" style:country-complex="none"/>
    </style:style>
    <style:style style:name="P16" style:family="paragraph" style:parent-style-name="Standard">
      <style:text-properties fo:language="en" fo:country="US" officeooo:rsid="0006f778" officeooo:paragraph-rsid="0014bfa8" style:language-asian="zxx" style:country-asian="none" style:language-complex="zxx" style:country-complex="none"/>
    </style:style>
    <style:style style:name="P17" style:family="paragraph" style:parent-style-name="Standard">
      <style:text-properties fo:language="en" fo:country="US" officeooo:rsid="00110a60" officeooo:paragraph-rsid="00110a60" style:language-asian="zxx" style:country-asian="none" style:language-complex="zxx" style:country-complex="none"/>
    </style:style>
    <style:style style:name="P18" style:family="paragraph" style:parent-style-name="Standard">
      <style:text-properties fo:language="en" fo:country="US" officeooo:paragraph-rsid="00110a60" style:language-asian="zxx" style:country-asian="none" style:language-complex="zxx" style:country-complex="none"/>
    </style:style>
    <style:style style:name="P19" style:family="paragraph" style:parent-style-name="Standard">
      <style:text-properties fo:language="en" fo:country="US" officeooo:rsid="001189ef" officeooo:paragraph-rsid="001189ef" style:language-asian="zxx" style:country-asian="none"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f778"/>
    </style:style>
    <style:style style:name="T3" style:family="text">
      <style:text-properties style:text-underline-style="solid" style:text-underline-width="auto" style:text-underline-color="font-color" officeooo:rsid="00110a60"/>
    </style:style>
    <style:style style:name="T4" style:family="text">
      <style:text-properties style:text-underline-style="solid" style:text-underline-width="auto" style:text-underline-color="font-color" officeooo:rsid="00144a78"/>
    </style:style>
    <style:style style:name="T5" style:family="text">
      <style:text-properties style:text-underline-style="solid" style:text-underline-width="auto" style:text-underline-color="font-color" officeooo:rsid="00161aee"/>
    </style:style>
    <style:style style:name="T6" style:family="text">
      <style:text-properties style:text-underline-style="solid" style:text-underline-width="auto" style:text-underline-color="font-color" officeooo:rsid="0017ebe8"/>
    </style:style>
    <style:style style:name="T7" style:family="text">
      <style:text-properties style:text-underline-style="solid" style:text-underline-width="auto" style:text-underline-color="font-color" officeooo:rsid="001b6567"/>
    </style:style>
    <style:style style:name="T8" style:family="text">
      <style:text-properties style:text-underline-style="solid" style:text-underline-width="auto" style:text-underline-color="font-color" officeooo:rsid="001eb5fc"/>
    </style:style>
    <style:style style:name="T9" style:family="text">
      <style:text-properties officeooo:rsid="0006f778"/>
    </style:style>
    <style:style style:name="T10" style:family="text">
      <style:text-properties officeooo:rsid="00092da5"/>
    </style:style>
    <style:style style:name="T11" style:family="text">
      <style:text-properties style:text-underline-style="none"/>
    </style:style>
    <style:style style:name="T12" style:family="text">
      <style:text-properties style:text-underline-style="none" officeooo:rsid="00092da5"/>
    </style:style>
    <style:style style:name="T13" style:family="text">
      <style:text-properties style:text-underline-style="none" officeooo:rsid="000b7b03"/>
    </style:style>
    <style:style style:name="T14" style:family="text">
      <style:text-properties style:text-underline-style="none" officeooo:rsid="000b9959"/>
    </style:style>
    <style:style style:name="T15" style:family="text">
      <style:text-properties style:text-underline-style="none" officeooo:rsid="000fb778"/>
    </style:style>
    <style:style style:name="T16" style:family="text">
      <style:text-properties style:text-underline-style="none" officeooo:rsid="00110a60"/>
    </style:style>
    <style:style style:name="T17" style:family="text">
      <style:text-properties style:text-underline-style="none" officeooo:rsid="00161aee"/>
    </style:style>
    <style:style style:name="T18" style:family="text">
      <style:text-properties style:text-underline-style="none" officeooo:rsid="0017ebe8"/>
    </style:style>
    <style:style style:name="T19" style:family="text">
      <style:text-properties style:text-underline-style="none" officeooo:rsid="001eb5fc"/>
    </style:style>
    <style:style style:name="T20" style:family="text">
      <style:text-properties officeooo:rsid="000b7b03"/>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0fb778"/>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161aee" style:font-style-asian="normal" style:font-style-complex="normal"/>
    </style:style>
    <style:style style:name="T27" style:family="text">
      <style:text-properties fo:font-style="normal" style:text-underline-style="none" officeooo:rsid="0017ebe8" style:font-style-asian="normal" style:font-style-complex="normal"/>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text-underline-style="solid" style:text-underline-width="auto" style:text-underline-color="font-color" officeooo:rsid="00161aee" style:font-style-asian="normal" style:font-style-complex="normal"/>
    </style:style>
    <style:style style:name="T30" style:family="text">
      <style:text-properties officeooo:rsid="00144a78"/>
    </style:style>
    <style:style style:name="T31" style:family="text">
      <style:text-properties officeooo:rsid="0014bfa8"/>
    </style:style>
    <style:style style:name="T32" style:family="text">
      <style:text-properties officeooo:rsid="00161aee"/>
    </style:style>
    <style:style style:name="T33" style:family="text">
      <style:text-properties officeooo:rsid="00200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15"/>
      <text:p text:style-name="P18">Client (<text:span text:style-name="T5">idClient</text:span><text:span text:style-name="T2">,</text:span> name, emailA<text:span text:style-name="T33">d</text:span>dress, phoneNumber, shippingAddress<text:span text:style-name="T9">)</text:span></text:p>
      <text:p text:style-name="P10"><text:span text:style-name="T9">Order (</text:span><text:span text:style-name="T5">idOrder</text:span><text:span text:style-name="T9">, date, status, deliveryMethod, price, </text:span><text:span text:style-name="T32">idClient-&gt;Client</text:span><text:span text:style-name="T9">)</text:span></text:p>
      <text:p text:style-name="P16">Bag<text:span text:style-name="T24">Type </text:span>(<text:span text:style-name="T5">idBagType</text:span><text:span text:style-name="T10">, dimensions, description, unitPrice, state, designation, </text:span></text:p>
      <text:p text:style-name="P16"><text:span text:style-name="T32">idPaper→Paper)</text:span></text:p>
      <text:p text:style-name="P17">PaperItem (<text:span text:style-name="T1">id</text:span><text:span text:style-name="T5">PaperItem</text:span><text:span text:style-name="T17">, idPaper→Paper, </text:span><text:span text:style-name="T18">idWarehouse-&gt;Warehouse</text:span>)</text:p>
      <text:p text:style-name="P11">Quantity (<text:span text:style-name="T6">id</text:span><text:span text:style-name="T7">Order</text:span><text:span text:style-name="T12"> -&gt; </text:span><text:span text:style-name="T11">Order, </text:span><text:span text:style-name="T6">idBagType</text:span><text:span text:style-name="T12"> -&gt; </text:span><text:span text:style-name="T11">Bag</text:span><text:span text:style-name="T15">Type</text:span><text:span text:style-name="T11">, quantity</text:span>)</text:p>
      <text:p text:style-name="P12"><text:span text:style-name="T20">CanBeProduced (</text:span><text:span text:style-name="T6">idBagType</text:span> -&gt; <text:span text:style-name="T20">Bag</text:span><text:span text:style-name="T30">Type</text:span><text:span text:style-name="T20">, </text:span><text:span text:style-name="T6">idMachine</text:span> -&gt; <text:span text:style-name="T20">Machine)</text:span></text:p>
      <text:p text:style-name="P12"><text:span text:style-name="T20">Employee (name, </text:span><text:span text:style-name="T6">idEmployee</text:span><text:span text:style-name="T11">, </text:span><text:span text:style-name="T18">idWarehouse-&gt;Warehouse</text:span><text:span text:style-name="T13">)</text:span></text:p>
      <text:p text:style-name="P13"><text:span text:style-name="T13">Paper (</text:span><text:span text:style-name="T5">idPaper</text:span><text:span text:style-name="T13">, </text:span><text:span text:style-name="T17">reference,</text:span><text:span text:style-name="T13"> designation)</text:span></text:p>
      <text:p text:style-name="P13"><text:span text:style-name="T14">Warehouse (</text:span><text:span text:style-name="T6">idWarehouse</text:span><text:span text:style-name="T18">, </text:span><text:span text:style-name="T14">location)</text:span></text:p>
      <text:p text:style-name="P14"><text:span text:style-name="T14">Machine (</text:span><text:span text:style-name="T4">id</text:span><text:span text:style-name="T6">Machine</text:span><text:span text:style-name="T11">, </text:span><text:span text:style-name="T14">name, model, warranty, </text:span><text:span text:style-name="T19">idWarehouse</text:span><text:span text:style-name="T14"> -&gt; Warehouse)</text:span><text:span text:style-name="T16"><text:tab/><text:tab/></text:span></text:p>
      <text:p text:style-name="P19"><text:span text:style-name="T16">B</text:span><text:span text:style-name="T11">agItem (</text:span><text:span text:style-name="T28">id</text:span><text:span text:style-name="T29">BagItem</text:span><text:span text:style-name="T25">, </text:span><text:span text:style-name="T26">idBagType→BagType, idEmployee→Employee, </text:span><text:span text:style-name="T27">idWarehouse-&gt;Warehouse</text:span><text:span text:style-name="T25">)</text:span></text:p>
      <text:p text:style-name="P9"/>
      <text:p text:style-name="P9"/>
      <text:p text:style-name="P2">AI integration</text:p>
      <text:p text:style-name="P2"/>
      <text:p text:style-name="P4"><text:span text:style-name="T22">Question given:</text:span> <text:span text:style-name="T21">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22">Question given: <text:s/></text:span><text:span text:style-name="T21">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pan text:style-name="T21">Machine (identificatioNumber, name, model, warranty, location -&gt; Warehouse) <text:tab/></text:span><text:span text:style-name="T22"><text:tab/></text:span></text:p>
      <text:p text:style-name="P8"><text:soft-page-break/>Answer given: <text:s/></text:p>
      <text:p text:style-name="P8"><text:tab/><text:span text:style-name="T23">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Employee:</text:p>
      <text:p text:style-name="P7"/>
      <text:p text:style-name="P7">employeeID (Primary Key)</text:p>
      <text:p text:style-name="P7">name</text:p>
      <text:p text:style-name="P7">identificationNumber</text:p>
      <text:p text:style-name="P7">warehouseLocation (Foreign Key) references Warehouse</text:p>
      <text:p text:style-name="P7">Paper:</text:p>
      <text:p text:style-name="P7"><text:soft-page-break/></text:p>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7T03:32:55.620325621</dc:date>
    <meta:editing-duration>PT15M10S</meta:editing-duration>
    <meta:editing-cycles>4</meta:editing-cycles>
    <meta:generator>LibreOffice/7.3.7.2$Linux_X86_64 LibreOffice_project/30$Build-2</meta:generator>
    <meta:document-statistic meta:table-count="0" meta:image-count="0" meta:object-count="0" meta:page-count="3" meta:paragraph-count="100" meta:word-count="588" meta:character-count="4482" meta:non-whitespace-character-count="3984"/>
  </office:meta>
</office:document-meta>
</file>